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background-color="#00b274"/>
    </style:style>
    <style:style style:name="ce3" style:family="table-cell" style:parent-style-name="Default">
      <style:table-cell-properties fo:background-color="#00b6bd"/>
    </style:style>
    <style:style style:name="ce4" style:family="table-cell" style:parent-style-name="Default">
      <style:table-cell-properties fo:background-color="#00a65d"/>
    </style:style>
    <style:style style:name="ce5" style:family="table-cell" style:parent-style-name="Default">
      <style:table-cell-properties fo:background-color="#000000"/>
    </style:style>
    <style:style style:name="ce13" style:family="table-cell" style:parent-style-name="Default" style:data-style-name="N0">
      <style:table-cell-properties fo:background-color="#b2b2b2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5c295"/>
    </style:style>
    <style:style style:name="ce16" style:family="table-cell" style:parent-style-name="Default">
      <style:table-cell-properties fo:background-color="#59c5c7"/>
    </style:style>
    <style:style style:name="ce7" style:family="table-cell" style:parent-style-name="Default">
      <style:table-cell-properties fo:background-color="#fff200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background-color="#72bf44"/>
      <style:text-properties fo:font-size="13.9499998092651pt" fo:font-weight="bold" style:font-size-asian="10pt" style:font-size-complex="10pt"/>
    </style:style>
    <style:style style:name="ce20" style:family="table-cell" style:parent-style-name="Default" style:data-style-name="N2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Nutzwert-Analy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3"/>
        <table:table-column table:style-name="co4" table:number-columns-repeated="12" table:default-cell-style-name="Default"/>
        <table:table-column table:style-name="co5" table:default-cell-style-name="Default"/>
        <table:table-column table:style-name="co5" table:default-cell-style-name="ce18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Kriteri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7" office:value-type="string" calcext:value-type="string">
            <text:p>SUMME</text:p>
          </table:table-cell>
          <table:table-cell table:style-name="ce7" office:value-type="string" calcext:value-type="string">
            <text:p>Wertung in 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rastruktur</text:p>
          </table:table-cell>
          <table:table-cell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D3:.Q3])" office:value-type="float" office:value="1" calcext:value-type="float">
            <text:p>1</text:p>
          </table:table-cell>
          <table:table-cell table:formula="of:=[.R3]/[.$R$17]*100" office:value-type="float" office:value="1.0989010989011" calcext:value-type="float">
            <text:p>1,1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fernung Arbeit</text:p>
          </table:table-cell>
          <table:table-cell table:formula="of:= VALUE(TEXT ( DEC2BIN ( 1 - BIN2DEC ( INDIRECT(ADDRESS(COLUMN()-1;ROW([.E3])+2)) ) ); &quot;0&quot; )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4:.Q4])" office:value-type="float" office:value="7" calcext:value-type="float">
            <text:p>7</text:p>
          </table:table-cell>
          <table:table-cell table:formula="of:=[.R4]/[.$R$17]*100" office:value-type="float" office:value="7.69230769230769" calcext:value-type="float">
            <text:p>7,6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inkaufen/Schule etc</text:p>
          </table:table-cell>
          <table:table-cell table:formula="of:= VALUE(TEXT ( DEC2BIN ( 1 - BIN2DEC ( INDIRECT(ADDRESS(COLUMN()-1;ROW([.E4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4])+2)) ) ); &quot;0&quot; 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5:.Q5])" office:value-type="float" office:value="5" calcext:value-type="float">
            <text:p>5</text:p>
          </table:table-cell>
          <table:table-cell table:formula="of:=[.R5]/[.$R$17]*100" office:value-type="float" office:value="5.49450549450549" calcext:value-type="float">
            <text:p>5,4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harme</text:p>
          </table:table-cell>
          <table:table-cell table:formula="of:= VALUE(TEXT ( DEC2BIN ( 1 - BIN2DEC ( INDIRECT(ADDRESS(COLUMN()-1;ROW([.E5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5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G5])+2)) ) ); &quot;0&quot; 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6:.Q6])" office:value-type="float" office:value="3" calcext:value-type="float">
            <text:p>3</text:p>
          </table:table-cell>
          <table:table-cell table:formula="of:=[.R6]/[.$R$17]*100" office:value-type="float" office:value="3.2967032967033" calcext:value-type="float">
            <text:p>3,3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Ha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il</text:p>
          </table:table-cell>
          <table:table-cell table:formula="of:= VALUE(TEXT ( DEC2BIN ( 1 - BIN2DEC ( INDIRECT(ADDRESS(COLUMN()-1;ROW([.E6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6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G6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H6])+2)) ) ); &quot;0&quot; )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7:.Q7])" office:value-type="float" office:value="2" calcext:value-type="float">
            <text:p>2</text:p>
          </table:table-cell>
          <table:table-cell table:formula="of:=[.R7]/[.$R$17]*100" office:value-type="float" office:value="2.1978021978022" calcext:value-type="float">
            <text:p>2,2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Modernisierungsgrad</text:p>
          </table:table-cell>
          <table:table-cell table:formula="of:= VALUE(TEXT ( DEC2BIN ( 1 - BIN2DEC ( INDIRECT(ADDRESS(COLUMN()-1;ROW([.E7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7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G7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H7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I7])+2)) ) ); &quot;0&quot; )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8:.Q8])" office:value-type="float" office:value="11" calcext:value-type="float">
            <text:p>11</text:p>
          </table:table-cell>
          <table:table-cell table:formula="of:=[.R8]/[.$R$17]*100" office:value-type="float" office:value="12.0879120879121" calcext:value-type="float">
            <text:p>12,0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röße</text:p>
          </table:table-cell>
          <table:table-cell table:formula="of:= VALUE(TEXT ( DEC2BIN ( 1 - BIN2DEC ( INDIRECT(ADDRESS(COLUMN()-1;ROW([.E8])+2)) ) ); &quot;0&quot; ))" office:value-type="float" office:value="0" calcext:value-type="float">
            <text:p>0</text:p>
          </table:table-cell>
          <table:table-cell table:formula="of:= VALUE(TEXT ( DEC2BIN ( 1 - BIN2DEC ( INDIRECT(ADDRESS(COLUMN()-1;ROW([.F8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G8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H8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I8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8])+2)) ) ); &quot;0&quot; 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9:.Q9])" office:value-type="float" office:value="3" calcext:value-type="float">
            <text:p>3</text:p>
          </table:table-cell>
          <table:table-cell table:formula="of:=[.R9]/[.$R$17]*100" office:value-type="float" office:value="3.2967032967033" calcext:value-type="float">
            <text:p>3,3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Garten</text:p>
          </table:table-cell>
          <table:table-cell table:formula="of:= VALUE(TEXT ( DEC2BIN ( 1 - BIN2DEC ( INDIRECT(ADDRESS(COLUMN()-1;ROW([.E9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9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G9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H9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I9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9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K9])+2)) ) ); &quot;0&quot; )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0:.Q10])" office:value-type="float" office:value="8" calcext:value-type="float">
            <text:p>8</text:p>
          </table:table-cell>
          <table:table-cell table:formula="of:=[.R10]/[.$R$17]*100" office:value-type="float" office:value="8.79120879120879" calcext:value-type="float">
            <text:p>8,7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Garage/Stellplätze</text:p>
          </table:table-cell>
          <table:table-cell table:formula="of:= VALUE(TEXT ( DEC2BIN ( 1 - BIN2DEC ( INDIRECT(ADDRESS(COLUMN()-1;ROW([.E10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10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G10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H10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I10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10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K10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L10])+2)) ) ); &quot;0&quot; )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1:.Q11])" office:value-type="float" office:value="11" calcext:value-type="float">
            <text:p>11</text:p>
          </table:table-cell>
          <table:table-cell table:formula="of:=[.R11]/[.$R$17]*100" office:value-type="float" office:value="12.0879120879121" calcext:value-type="float">
            <text:p>12,0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gerfläche/Dachbden</text:p>
          </table:table-cell>
          <table:table-cell table:formula="of:= VALUE(TEXT ( DEC2BIN ( 1 - BIN2DEC ( INDIRECT(ADDRESS(COLUMN()-1;ROW([.E11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11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G11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H11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I11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11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K11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L11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M11])+2)) ) ); &quot;0&quot; 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2:.Q12])" office:value-type="float" office:value="3" calcext:value-type="float">
            <text:p>3</text:p>
          </table:table-cell>
          <table:table-cell table:formula="of:=[.R12]/[.$R$17]*100" office:value-type="float" office:value="3.2967032967033" calcext:value-type="float">
            <text:p>3,3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eborgenheit</text:p>
          </table:table-cell>
          <table:table-cell table:formula="of:= VALUE(TEXT ( DEC2BIN ( 1 - BIN2DEC ( INDIRECT(ADDRESS(COLUMN()-1;ROW([.E12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G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H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I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K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L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M12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N12])+2)) ) ); &quot;0&quot; )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3:.Q13])" office:value-type="float" office:value="13" calcext:value-type="float">
            <text:p>13</text:p>
          </table:table-cell>
          <table:table-cell table:formula="of:=[.R13]/[.$R$17]*100" office:value-type="float" office:value="14.2857142857143" calcext:value-type="float">
            <text:p>14,29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Kost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uf Nebenkosten</text:p>
          </table:table-cell>
          <table:table-cell table:formula="of:= VALUE(TEXT ( DEC2BIN ( 1 - BIN2DEC ( INDIRECT(ADDRESS(COLUMN()-1;ROW([.E13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13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G13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H13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I13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13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K13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L13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M13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N13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O13])+2)) ) ); &quot;0&quot; 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4:.Q14])" office:value-type="float" office:value="6" calcext:value-type="float">
            <text:p>6</text:p>
          </table:table-cell>
          <table:table-cell table:formula="of:=[.R14]/[.$R$17]*100" office:value-type="float" office:value="6.59340659340659" calcext:value-type="float">
            <text:p>6,5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aufpreis</text:p>
          </table:table-cell>
          <table:table-cell table:formula="of:= VALUE(TEXT ( DEC2BIN ( 1 - BIN2DEC ( INDIRECT(ADDRESS(COLUMN()-1;ROW([.E14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G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H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I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14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K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L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M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N14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O14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P14])+2)) ) ); &quot;0&quot; )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5:.Q15])" office:value-type="float" office:value="11" calcext:value-type="float">
            <text:p>11</text:p>
          </table:table-cell>
          <table:table-cell table:formula="of:=[.R15]/[.$R$17]*100" office:value-type="float" office:value="12.0879120879121" calcext:value-type="float">
            <text:p>12,0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aufende Kosten</text:p>
          </table:table-cell>
          <table:table-cell table:formula="of:= VALUE(TEXT ( DEC2BIN ( 1 - BIN2DEC ( INDIRECT(ADDRESS(COLUMN()-1;ROW([.E15])+2)) ) ); &quot;0&quot; ))" office:value-type="float" office:value="1" calcext:value-type="float">
            <text:p>1</text:p>
          </table:table-cell>
          <table:table-cell table:formula="of:= VALUE(TEXT ( DEC2BIN ( 1 - BIN2DEC ( INDIRECT(ADDRESS(COLUMN()-1;ROW([.F15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G15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H15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I15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J15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K15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L15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M15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N15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O15])+2)) ) ); &quot;0&quot; ))" office:value-type="float" office:value="0" calcext:value-type="float">
            <text:p>0</text:p>
          </table:table-cell>
          <table:table-cell table:style-name="ce13" table:formula="of:= VALUE(TEXT ( DEC2BIN ( 1 - BIN2DEC ( INDIRECT(ADDRESS(COLUMN()-1;ROW([.P15])+2)) ) ); &quot;0&quot; ))" office:value-type="float" office:value="1" calcext:value-type="float">
            <text:p>1</text:p>
          </table:table-cell>
          <table:table-cell table:style-name="ce13" table:formula="of:= VALUE(TEXT ( DEC2BIN ( 1 - BIN2DEC ( INDIRECT(ADDRESS(COLUMN()-1;ROW([.Q15])+2)) ) ); &quot;0&quot; 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SUM([.D16:.Q16])" office:value-type="float" office:value="7" calcext:value-type="float">
            <text:p>7</text:p>
          </table:table-cell>
          <table:table-cell table:formula="of:=[.R16]/[.$R$17]*100" office:value-type="float" office:value="7.69230769230769" calcext:value-type="float">
            <text:p>7,6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2"/>
          <table:table-cell table:formula="of:=SUM([.R3:.R16])" office:value-type="float" office:value="91" calcext:value-type="float">
            <text:p>91</text:p>
          </table:table-cell>
          <table:table-cell table:style-name="Default" table:formula="of:=SUM([.S3:.S16])"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style-name="ce6"/>
          <table:table-cell table:number-columns-repeated="13"/>
          <table:table-cell table:style-name="Default"/>
        </table:table-row>
      </table:table>
      <table:table table:name="Architektenhaus-Estebrügge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20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ce19" office:value-type="string" calcext:value-type="string" table:number-columns-spanned="5" table:number-rows-spanned="2">
            <text:p>Schwedenhaus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wertung</text:p>
          </table:table-cell>
          <table:table-cell table:style-name="Default" office:value-type="string" calcext:value-type="string">
            <text:p>Bewertung gewichte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Lage</text:p>
          </table:table-cell>
          <table:table-cell office:value-type="string" calcext:value-type="string">
            <text:p>Infrastruktur</text:p>
          </table:table-cell>
          <table:table-cell office:value-type="float" office:value="6" calcext:value-type="float">
            <text:p>6</text:p>
          </table:table-cell>
          <table:table-cell table:formula="of:=[.D4]*[$'Nutzwert-Analyse'.S3]/10" office:value-type="float" office:value="0.659340659340659" calcext:value-type="float">
            <text:p>0,6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Entfernung Arbeit</text:p>
          </table:table-cell>
          <table:table-cell office:value-type="float" office:value="8" calcext:value-type="float">
            <text:p>8</text:p>
          </table:table-cell>
          <table:table-cell table:formula="of:=[.D5]*[$'Nutzwert-Analyse'.S4]/10" office:value-type="float" office:value="6.15384615384615" calcext:value-type="float">
            <text:p>6,15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Einkaufen/Schule etc</text:p>
          </table:table-cell>
          <table:table-cell office:value-type="float" office:value="5" calcext:value-type="float">
            <text:p>5</text:p>
          </table:table-cell>
          <table:table-cell table:formula="of:=[.D6]*[$'Nutzwert-Analyse'.S5]/10" office:value-type="float" office:value="2.74725274725275" calcext:value-type="float">
            <text:p>2,75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harme</text:p>
          </table:table-cell>
          <table:table-cell office:value-type="float" office:value="6" calcext:value-type="float">
            <text:p>6</text:p>
          </table:table-cell>
          <table:table-cell table:formula="of:=[.D7]*[$'Nutzwert-Analyse'.S6]/10" office:value-type="float" office:value="1.978021978021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Haus</text:p>
          </table:table-cell>
          <table:table-cell office:value-type="string" calcext:value-type="string">
            <text:p>Stil</text:p>
          </table:table-cell>
          <table:table-cell office:value-type="float" office:value="9" calcext:value-type="float">
            <text:p>9</text:p>
          </table:table-cell>
          <table:table-cell table:formula="of:=[.D8]*[$'Nutzwert-Analyse'.S7]/10" office:value-type="float" office:value="1.978021978021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odernisierungsgrad</text:p>
          </table:table-cell>
          <table:table-cell office:value-type="float" office:value="6" calcext:value-type="float">
            <text:p>6</text:p>
          </table:table-cell>
          <table:table-cell table:formula="of:=[.D9]*[$'Nutzwert-Analyse'.S8]/10" office:value-type="float" office:value="7.25274725274725" calcext:value-type="float">
            <text:p>7,25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röße</text:p>
          </table:table-cell>
          <table:table-cell office:value-type="float" office:value="9" calcext:value-type="float">
            <text:p>9</text:p>
          </table:table-cell>
          <table:table-cell table:formula="of:=[.D10]*[$'Nutzwert-Analyse'.S9]/10" office:value-type="float" office:value="2.96703296703297" calcext:value-type="float">
            <text:p>2,97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arten</text:p>
          </table:table-cell>
          <table:table-cell office:value-type="float" office:value="10" calcext:value-type="float">
            <text:p>10</text:p>
          </table:table-cell>
          <table:table-cell table:formula="of:=[.D11]*[$'Nutzwert-Analyse'.S10]/10" office:value-type="float" office:value="8.79120879120879" calcext:value-type="float">
            <text:p>8,79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arage/Stellplätze</text:p>
          </table:table-cell>
          <table:table-cell office:value-type="float" office:value="7" calcext:value-type="float">
            <text:p>7</text:p>
          </table:table-cell>
          <table:table-cell table:formula="of:=[.D12]*[$'Nutzwert-Analyse'.S11]/10" office:value-type="float" office:value="8.46153846153846" calcext:value-type="float">
            <text:p>8,4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Lagerfläche/Dachbden</text:p>
          </table:table-cell>
          <table:table-cell office:value-type="float" office:value="6" calcext:value-type="float">
            <text:p>6</text:p>
          </table:table-cell>
          <table:table-cell table:formula="of:=[.D13]*[$'Nutzwert-Analyse'.S12]/10" office:value-type="float" office:value="1.978021978021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eborgenheit</text:p>
          </table:table-cell>
          <table:table-cell office:value-type="float" office:value="7" calcext:value-type="float">
            <text:p>7</text:p>
          </table:table-cell>
          <table:table-cell table:formula="of:=[.D14]*[$'Nutzwert-Analyse'.S13]/10"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Kosten</text:p>
          </table:table-cell>
          <table:table-cell office:value-type="string" calcext:value-type="string">
            <text:p>Kauf Nebenkosten</text:p>
          </table:table-cell>
          <table:table-cell office:value-type="float" office:value="5" calcext:value-type="float">
            <text:p>5</text:p>
          </table:table-cell>
          <table:table-cell table:formula="of:=[.D15]*[$'Nutzwert-Analyse'.S14]/10" office:value-type="float" office:value="3.2967032967033" calcext:value-type="float">
            <text:p>3,3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Kaufpreis</text:p>
          </table:table-cell>
          <table:table-cell office:value-type="float" office:value="6" calcext:value-type="float">
            <text:p>6</text:p>
          </table:table-cell>
          <table:table-cell table:formula="of:=[.D16]*[$'Nutzwert-Analyse'.S15]/10" office:value-type="float" office:value="7.25274725274725" calcext:value-type="float">
            <text:p>7,25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Laufende Kosten</text:p>
          </table:table-cell>
          <table:table-cell office:value-type="float" office:value="8" calcext:value-type="float">
            <text:p>8</text:p>
          </table:table-cell>
          <table:table-cell table:formula="of:=[.D17]*[$'Nutzwert-Analyse'.S16]/10" office:value-type="float" office:value="6.15384615384615" calcext:value-type="float">
            <text:p>6,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Ergebni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. 100 Punkte</text:p>
          </table:table-cell>
          <table:table-cell table:formula="of:=SUM([.E4:.E17])" office:value-type="float" office:value="69.6703296703297" calcext:value-type="float">
            <text:p>69,6703296703297</text:p>
          </table:table-cell>
          <table:table-cell table:style-name="Default"/>
          <table:table-cell table:number-columns-repeated="2"/>
        </table:table-row>
      </table:table>
      <table:table table:name="DerShit-Ahlerstedt" table:style-name="ta1"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18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ce19" office:value-type="string" calcext:value-type="string" table:number-columns-spanned="5" table:number-rows-spanned="2">
            <text:p>Schwedenhaus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wertung</text:p>
          </table:table-cell>
          <table:table-cell table:style-name="Default" office:value-type="string" calcext:value-type="string">
            <text:p>Bewertung gewichte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Lage</text:p>
          </table:table-cell>
          <table:table-cell office:value-type="string" calcext:value-type="string">
            <text:p>Infrastruktur</text:p>
          </table:table-cell>
          <table:table-cell office:value-type="float" office:value="4" calcext:value-type="float">
            <text:p>4</text:p>
          </table:table-cell>
          <table:table-cell table:formula="of:=[.D4]*[$'Nutzwert-Analyse'.S3]/10" office:value-type="float" office:value="0.43956043956044" calcext:value-type="float">
            <text:p>0,44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Entfernung Arbeit</text:p>
          </table:table-cell>
          <table:table-cell office:value-type="float" office:value="6" calcext:value-type="float">
            <text:p>6</text:p>
          </table:table-cell>
          <table:table-cell table:formula="of:=[.D5]*[$'Nutzwert-Analyse'.S4]/10" office:value-type="float" office:value="4.61538461538462" calcext:value-type="float">
            <text:p>4,62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Einkaufen/Schule etc</text:p>
          </table:table-cell>
          <table:table-cell office:value-type="float" office:value="4" calcext:value-type="float">
            <text:p>4</text:p>
          </table:table-cell>
          <table:table-cell table:formula="of:=[.D6]*[$'Nutzwert-Analyse'.S5]/10" office:value-type="float" office:value="2.1978021978022" calcext:value-type="float">
            <text:p>2,2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harme</text:p>
          </table:table-cell>
          <table:table-cell office:value-type="float" office:value="6" calcext:value-type="float">
            <text:p>6</text:p>
          </table:table-cell>
          <table:table-cell table:formula="of:=[.D7]*[$'Nutzwert-Analyse'.S6]/10" office:value-type="float" office:value="1.978021978021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Haus</text:p>
          </table:table-cell>
          <table:table-cell office:value-type="string" calcext:value-type="string">
            <text:p>Stil</text:p>
          </table:table-cell>
          <table:table-cell office:value-type="float" office:value="10" calcext:value-type="float">
            <text:p>10</text:p>
          </table:table-cell>
          <table:table-cell table:formula="of:=[.D8]*[$'Nutzwert-Analyse'.S7]/10" office:value-type="float" office:value="2.1978021978022" calcext:value-type="float">
            <text:p>2,2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odernisierungsgrad</text:p>
          </table:table-cell>
          <table:table-cell office:value-type="float" office:value="10" calcext:value-type="float">
            <text:p>10</text:p>
          </table:table-cell>
          <table:table-cell table:formula="of:=[.D9]*[$'Nutzwert-Analyse'.S8]/10" office:value-type="float" office:value="12.0879120879121" calcext:value-type="float">
            <text:p>12,09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röße</text:p>
          </table:table-cell>
          <table:table-cell office:value-type="float" office:value="10" calcext:value-type="float">
            <text:p>10</text:p>
          </table:table-cell>
          <table:table-cell table:formula="of:=[.D10]*[$'Nutzwert-Analyse'.S9]/10" office:value-type="float" office:value="3.2967032967033" calcext:value-type="float">
            <text:p>3,3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arten</text:p>
          </table:table-cell>
          <table:table-cell office:value-type="float" office:value="10" calcext:value-type="float">
            <text:p>10</text:p>
          </table:table-cell>
          <table:table-cell table:formula="of:=[.D11]*[$'Nutzwert-Analyse'.S10]/10" office:value-type="float" office:value="8.79120879120879" calcext:value-type="float">
            <text:p>8,79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arage/Stellplätze</text:p>
          </table:table-cell>
          <table:table-cell office:value-type="float" office:value="10" calcext:value-type="float">
            <text:p>10</text:p>
          </table:table-cell>
          <table:table-cell table:formula="of:=[.D12]*[$'Nutzwert-Analyse'.S11]/10" office:value-type="float" office:value="12.0879120879121" calcext:value-type="float">
            <text:p>12,09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Lagerfläche/Dachbden</text:p>
          </table:table-cell>
          <table:table-cell office:value-type="float" office:value="10" calcext:value-type="float">
            <text:p>10</text:p>
          </table:table-cell>
          <table:table-cell table:formula="of:=[.D13]*[$'Nutzwert-Analyse'.S12]/10" office:value-type="float" office:value="3.2967032967033" calcext:value-type="float">
            <text:p>3,3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eborgenheit</text:p>
          </table:table-cell>
          <table:table-cell office:value-type="float" office:value="9" calcext:value-type="float">
            <text:p>9</text:p>
          </table:table-cell>
          <table:table-cell table:formula="of:=[.D14]*[$'Nutzwert-Analyse'.S13]/10" office:value-type="float" office:value="12.8571428571429" calcext:value-type="float">
            <text:p>12,8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Kosten</text:p>
          </table:table-cell>
          <table:table-cell office:value-type="string" calcext:value-type="string">
            <text:p>Kauf Nebenkosten</text:p>
          </table:table-cell>
          <table:table-cell office:value-type="float" office:value="3" calcext:value-type="float">
            <text:p>3</text:p>
          </table:table-cell>
          <table:table-cell table:formula="of:=[.D15]*[$'Nutzwert-Analyse'.S14]/10" office:value-type="float" office:value="1.978021978021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Kaufpreis</text:p>
          </table:table-cell>
          <table:table-cell office:value-type="float" office:value="3" calcext:value-type="float">
            <text:p>3</text:p>
          </table:table-cell>
          <table:table-cell table:formula="of:=[.D16]*[$'Nutzwert-Analyse'.S15]/10" office:value-type="float" office:value="3.62637362637363" calcext:value-type="float">
            <text:p>3,6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Laufende Kosten</text:p>
          </table:table-cell>
          <table:table-cell office:value-type="float" office:value="9" calcext:value-type="float">
            <text:p>9</text:p>
          </table:table-cell>
          <table:table-cell table:formula="of:=[.D17]*[$'Nutzwert-Analyse'.S16]/10" office:value-type="float" office:value="6.92307692307692" calcext:value-type="float">
            <text:p>6,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Ergebni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. 100 Punkte</text:p>
          </table:table-cell>
          <table:table-cell table:formula="of:=SUM([.E4:.E17])" office:value-type="float" office:value="76.3736263736264" calcext:value-type="float">
            <text:p>76,3736263736264</text:p>
          </table:table-cell>
          <table:table-cell table:style-name="Default"/>
          <table:table-cell table:number-columns-repeated="2"/>
        </table:table-row>
      </table:table>
      <table:table table:name="Schwedenhaus-Harsefeld" table:style-name="ta1"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18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ce19" office:value-type="string" calcext:value-type="string" table:number-columns-spanned="5" table:number-rows-spanned="2">
            <text:p>Schwedenhaus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wertung</text:p>
          </table:table-cell>
          <table:table-cell table:style-name="Default" office:value-type="string" calcext:value-type="string">
            <text:p>Bewertung gewichte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Lage</text:p>
          </table:table-cell>
          <table:table-cell office:value-type="string" calcext:value-type="string">
            <text:p>Infrastruktur</text:p>
          </table:table-cell>
          <table:table-cell office:value-type="float" office:value="7" calcext:value-type="float">
            <text:p>7</text:p>
          </table:table-cell>
          <table:table-cell table:formula="of:=[.D4]*[$'Nutzwert-Analyse'.S3]/10" office:value-type="float" office:value="0.769230769230769" calcext:value-type="float">
            <text:p>0,77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Entfernung Arbeit</text:p>
          </table:table-cell>
          <table:table-cell office:value-type="float" office:value="7" calcext:value-type="float">
            <text:p>7</text:p>
          </table:table-cell>
          <table:table-cell table:formula="of:=[.D5]*[$'Nutzwert-Analyse'.S4]/10" office:value-type="float" office:value="5.38461538461539" calcext:value-type="float">
            <text:p>5,3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Einkaufen/Schule etc</text:p>
          </table:table-cell>
          <table:table-cell office:value-type="float" office:value="10" calcext:value-type="float">
            <text:p>10</text:p>
          </table:table-cell>
          <table:table-cell table:formula="of:=[.D6]*[$'Nutzwert-Analyse'.S5]/10" office:value-type="float" office:value="5.49450549450549" calcext:value-type="float">
            <text:p>5,49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harme</text:p>
          </table:table-cell>
          <table:table-cell office:value-type="float" office:value="8" calcext:value-type="float">
            <text:p>8</text:p>
          </table:table-cell>
          <table:table-cell table:formula="of:=[.D7]*[$'Nutzwert-Analyse'.S6]/10" office:value-type="float" office:value="2.63736263736264" calcext:value-type="float">
            <text:p>2,6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Haus</text:p>
          </table:table-cell>
          <table:table-cell office:value-type="string" calcext:value-type="string">
            <text:p>Stil</text:p>
          </table:table-cell>
          <table:table-cell office:value-type="float" office:value="7" calcext:value-type="float">
            <text:p>7</text:p>
          </table:table-cell>
          <table:table-cell table:formula="of:=[.D8]*[$'Nutzwert-Analyse'.S7]/10" office:value-type="float" office:value="1.53846153846154" calcext:value-type="float">
            <text:p>1,54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odernisierungsgrad</text:p>
          </table:table-cell>
          <table:table-cell office:value-type="float" office:value="7" calcext:value-type="float">
            <text:p>7</text:p>
          </table:table-cell>
          <table:table-cell table:formula="of:=[.D9]*[$'Nutzwert-Analyse'.S8]/10" office:value-type="float" office:value="8.46153846153846" calcext:value-type="float">
            <text:p>8,4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röße</text:p>
          </table:table-cell>
          <table:table-cell office:value-type="float" office:value="10" calcext:value-type="float">
            <text:p>10</text:p>
          </table:table-cell>
          <table:table-cell table:formula="of:=[.D10]*[$'Nutzwert-Analyse'.S9]/10" office:value-type="float" office:value="3.2967032967033" calcext:value-type="float">
            <text:p>3,3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arten</text:p>
          </table:table-cell>
          <table:table-cell office:value-type="float" office:value="8" calcext:value-type="float">
            <text:p>8</text:p>
          </table:table-cell>
          <table:table-cell table:formula="of:=[.D11]*[$'Nutzwert-Analyse'.S10]/10" office:value-type="float" office:value="7.03296703296703" calcext:value-type="float">
            <text:p>7,0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arage/Stellplätze</text:p>
          </table:table-cell>
          <table:table-cell office:value-type="float" office:value="10" calcext:value-type="float">
            <text:p>10</text:p>
          </table:table-cell>
          <table:table-cell table:formula="of:=[.D12]*[$'Nutzwert-Analyse'.S11]/10" office:value-type="float" office:value="12.0879120879121" calcext:value-type="float">
            <text:p>12,09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Lagerfläche/Dachbden</text:p>
          </table:table-cell>
          <table:table-cell office:value-type="float" office:value="10" calcext:value-type="float">
            <text:p>10</text:p>
          </table:table-cell>
          <table:table-cell table:formula="of:=[.D13]*[$'Nutzwert-Analyse'.S12]/10" office:value-type="float" office:value="3.2967032967033" calcext:value-type="float">
            <text:p>3,3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eborgenheit</text:p>
          </table:table-cell>
          <table:table-cell office:value-type="float" office:value="8" calcext:value-type="float">
            <text:p>8</text:p>
          </table:table-cell>
          <table:table-cell table:formula="of:=[.D14]*[$'Nutzwert-Analyse'.S13]/10" office:value-type="float" office:value="11.4285714285714" calcext:value-type="float">
            <text:p>11,4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Kosten</text:p>
          </table:table-cell>
          <table:table-cell office:value-type="string" calcext:value-type="string">
            <text:p>Kauf Nebenkosten</text:p>
          </table:table-cell>
          <table:table-cell office:value-type="float" office:value="10" calcext:value-type="float">
            <text:p>10</text:p>
          </table:table-cell>
          <table:table-cell table:formula="of:=[.D15]*[$'Nutzwert-Analyse'.S14]/10" office:value-type="float" office:value="6.59340659340659" calcext:value-type="float">
            <text:p>6,59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Kaufpreis</text:p>
          </table:table-cell>
          <table:table-cell office:value-type="float" office:value="7" calcext:value-type="float">
            <text:p>7</text:p>
          </table:table-cell>
          <table:table-cell table:formula="of:=[.D16]*[$'Nutzwert-Analyse'.S15]/10" office:value-type="float" office:value="8.46153846153846" calcext:value-type="float">
            <text:p>8,4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Laufende Kosten</text:p>
          </table:table-cell>
          <table:table-cell office:value-type="float" office:value="5" calcext:value-type="float">
            <text:p>5</text:p>
          </table:table-cell>
          <table:table-cell table:formula="of:=[.D17]*[$'Nutzwert-Analyse'.S16]/10" office:value-type="float" office:value="3.84615384615385" calcext:value-type="float">
            <text:p>3,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Ergebni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. 100 Punkte</text:p>
          </table:table-cell>
          <table:table-cell table:formula="of:=SUM([.E4:.E17])" office:value-type="float" office:value="80.3296703296703" calcext:value-type="float">
            <text:p>80,3296703296703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 style:data-style-name="N2" text:time-value="14:00:56.8064784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21:47:43.213747512</meta:creation-date>
    <dc:date>2021-03-24T18:48:13.434988415</dc:date>
    <meta:editing-duration>PT4H5M4S</meta:editing-duration>
    <meta:editing-cycles>22</meta:editing-cycles>
    <meta:generator>LibreOffice/6.0.7.3$Linux_X86_64 LibreOffice_project/00m0$Build-3</meta:generator>
    <meta:document-statistic meta:table-count="4" meta:cell-count="427" meta:object-count="0"/>
  </office:meta>
</office:document-meta>
</file>